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9cm" fo:min-width="2.0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38cm" fo:min-width="1.988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vertical-align="top" fo:min-height="0.893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standard">
      <style:graphic-properties draw:stroke="none" svg:stroke-color="#000000" draw:fill="none" draw:fill-color="#ffffff" fo:min-height="0.258cm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loext:graphic-properties draw:fill-color="#ffffff"/>
      <style:paragraph-properties fo:text-align="center"/>
      <style:text-properties style:font-name="CMU Serif"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text-properties style:font-name="CMU Serif" fo:font-weight="bold" style:font-weight-asian="bold" style:font-weight-complex="bold"/>
    </style:style>
    <style:style style:name="P7" style:family="paragraph">
      <loext:graphic-properties draw:fill="none" draw:fill-color="#ffffff"/>
      <style:text-properties style:font-name="CMU Serif" fo:font-weight="bold" style:font-weight-asian="bold" style:font-weight-complex="bold"/>
    </style:style>
    <style:style style:name="P8" style:family="paragraph">
      <style:text-properties style:font-name="CMU Serif"/>
    </style:style>
    <style:style style:name="P9" style:family="paragraph">
      <loext:graphic-properties draw:fill="none" draw:fill-color="#ffffff"/>
      <style:text-properties style:font-name="CMU Serif"/>
    </style:style>
    <style:style style:name="T1" style:family="text">
      <style:text-properties style:font-name="CMU Serif" fo:font-size="15pt" style:font-size-asian="15pt" style:font-size-complex="15pt"/>
    </style:style>
    <style:style style:name="T2" style:family="text">
      <style:text-properties style:font-name="CMU Serif" fo:font-weight="bold" style:font-weight-asian="bold" style:font-weight-complex="bold"/>
    </style:style>
    <style:style style:name="T3" style:family="text">
      <style:text-properties style:font-name="CMU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2.54cm" svg:x="4.81cm" svg:y="4.81cm">
          <text:p text:style-name="P1"><text:span text:style-name="T1">True</text:span></text:p>
          <text:p text:style-name="P1"><text:span text:style-name="T1">Positives</text:span></text:p>
          <text:p text:style-name="P1"><text:span text:style-name="T1">(TP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7.51cm" svg:y="4.81cm">
          <text:p text:style-name="P3"><text:span text:style-name="T1">False</text:span></text:p>
          <text:p text:style-name="P3"><text:span text:style-name="T1">Negative</text:span><text:span text:style-name="T1">s</text:span></text:p>
          <text:p text:style-name="P3"><text:span text:style-name="T1">(FN)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4cm" svg:height="2.54cm" svg:x="7.51cm" svg:y="7.51cm">
          <text:p text:style-name="P4"><text:span text:style-name="T1">True</text:span></text:p>
          <text:p text:style-name="P4"><text:span text:style-name="T1">Negatives</text:span></text:p>
          <text:p text:style-name="P3"><text:span text:style-name="T1">(TN)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4cm" svg:height="2.54cm" svg:x="4.81cm" svg:y="7.51cm">
          <text:p text:style-name="P4"><text:span text:style-name="T1">False</text:span></text:p>
          <text:p text:style-name="P4"><text:span text:style-name="T1">Positives</text:span></text:p>
          <text:p text:style-name="P3"><text:span text:style-name="T1">(FP)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.826cm" svg:height="1.143cm" draw:transform="rotate (1.5707963267949) translate (2.724cm 9.59cm)">
          <draw:text-box>
            <text:p text:style-name="P6"><text:span text:style-name="T2">Actual class</text:span></text:p>
          </draw:text-box>
        </draw:frame>
        <draw:frame draw:style-name="gr4" draw:text-style-name="P7" draw:layer="layout" svg:width="5.715cm" svg:height="1.102cm" svg:x="4.783cm" svg:y="2.724cm">
          <draw:text-box>
            <text:p text:style-name="P6"><text:span text:style-name="T2">Predicted class</text:span></text:p>
          </draw:text-box>
        </draw:frame>
        <draw:frame draw:style-name="gr5" draw:text-style-name="P9" draw:layer="layout" svg:width="0.508cm" svg:height="1.081cm" svg:x="5.694cm" svg:y="3.845cm">
          <draw:text-box>
            <text:p text:style-name="P8"><text:span text:style-name="T3">P</text:span></text:p>
          </draw:text-box>
        </draw:frame>
        <draw:frame draw:style-name="gr5" draw:text-style-name="P9" draw:layer="layout" svg:width="0.508cm" svg:height="1.081cm" svg:x="3.764cm" svg:y="8.2cm">
          <draw:text-box>
            <text:p text:style-name="P8"><text:span text:style-name="T3">N</text:span></text:p>
          </draw:text-box>
        </draw:frame>
        <draw:frame draw:style-name="gr5" draw:text-style-name="P9" draw:layer="layout" svg:width="0.508cm" svg:height="1.081cm" svg:x="3.864cm" svg:y="5.6cm">
          <draw:text-box>
            <text:p text:style-name="P8"><text:span text:style-name="T3">P</text:span></text:p>
          </draw:text-box>
        </draw:frame>
        <draw:frame draw:style-name="gr5" draw:text-style-name="P9" draw:layer="layout" svg:width="0.508cm" svg:height="1.081cm" svg:x="8.264cm" svg:y="3.846cm">
          <draw:text-box>
            <text:p text:style-name="P8"><text:span text:style-name="T3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11:30:58.924787553</meta:creation-date>
    <dc:date>2019-09-17T11:37:44.123905543</dc:date>
    <meta:editing-duration>PT6M45S</meta:editing-duration>
    <meta:editing-cycles>1</meta:editing-cycles>
    <meta:document-statistic meta:object-count="10"/>
    <meta:generator>LibreOffice/6.0.7.3$Linux_X86_64 LibreOffice_project/00m0$Build-3</meta:generator>
  </office:meta>
</office:document-meta>
</file>